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gi-1.2b1" svg:font-family="Gargi-1.2b"/>
    <style:font-face style:name="Arial1" svg:font-family="Arial" style:font-family-generic="swiss"/>
    <style:font-face style:name="Open Sans" svg:font-family="'Open Sans'" style:font-family-generic="swiss"/>
    <style:font-face style:name="Times New Roman" svg:font-family="'Times New Roman'" style:font-family-generic="roman" style:font-pitch="variable"/>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automatic-styles>
    <style:style style:name="P1" style:family="paragraph" style:parent-style-name="Header" style:master-page-name="">
      <style:paragraph-properties style:page-number="auto"/>
      <style:text-properties officeooo:rsid="00641434" officeooo:paragraph-rsid="00641434"/>
    </style:style>
    <style:style style:name="P2" style:family="paragraph" style:parent-style-name="Standard" style:master-page-name="">
      <style:paragraph-properties fo:line-height="200%" fo:text-align="start" style:justify-single-word="false" fo:orphans="2" fo:widows="2" style:page-number="auto"/>
      <style:text-properties officeooo:paragraph-rsid="00bd77b9"/>
    </style:style>
    <style:style style:name="P3" style:family="paragraph" style:parent-style-name="Standard">
      <style:paragraph-properties fo:line-height="200%"/>
      <style:text-properties style:font-name="Times New Roman" fo:font-size="12pt" style:font-size-asian="11.4499998092651pt" style:font-size-complex="13.0500001907349pt"/>
    </style:style>
    <style:style style:name="P4" style:family="paragraph" style:parent-style-name="Standard">
      <style:paragraph-properties fo:line-height="200%" fo:text-align="center" style:justify-single-word="false"/>
      <style:text-properties style:font-name="Times New Roman" fo:font-size="12pt" officeooo:rsid="000ee785" officeooo:paragraph-rsid="000ee785" style:font-size-asian="11.4499998092651pt" style:font-size-complex="13.0500001907349pt"/>
    </style:style>
    <style:style style:name="P5" style:family="paragraph" style:parent-style-name="Standard">
      <style:paragraph-properties fo:line-height="200%" fo:text-align="start" style:justify-single-word="false"/>
      <style:text-properties style:font-name="Times New Roman" fo:font-size="12pt" officeooo:rsid="000ee785" officeooo:paragraph-rsid="00152d2a" style:font-size-asian="11.4499998092651pt" style:font-size-complex="13.0500001907349pt"/>
    </style:style>
    <style:style style:name="P6" style:family="paragraph" style:parent-style-name="Standard">
      <style:paragraph-properties fo:line-height="200%" fo:text-align="start" style:justify-single-word="false"/>
      <style:text-properties style:font-name="Times New Roman" fo:font-size="12pt" officeooo:rsid="000ee785" officeooo:paragraph-rsid="003e5543" style:font-size-asian="11.4499998092651pt" style:font-size-complex="13.0500001907349pt"/>
    </style:style>
    <style:style style:name="P7" style:family="paragraph" style:parent-style-name="Standard">
      <style:paragraph-properties fo:line-height="200%" fo:text-align="start" style:justify-single-word="false"/>
      <style:text-properties style:font-name="Times New Roman" fo:font-size="12pt" officeooo:rsid="000ee785" officeooo:paragraph-rsid="00a04926" style:font-size-asian="11.4499998092651pt" style:font-size-complex="13.0500001907349pt"/>
    </style:style>
    <style:style style:name="P8" style:family="paragraph" style:parent-style-name="Standard">
      <style:paragraph-properties fo:line-height="200%" fo:text-align="start" style:justify-single-word="false"/>
      <style:text-properties style:font-name="Times New Roman" fo:font-size="12pt" officeooo:rsid="000ee785" officeooo:paragraph-rsid="00ad3464" style:font-size-asian="11.4499998092651pt" style:font-size-complex="13.0500001907349pt"/>
    </style:style>
    <style:style style:name="P9" style:family="paragraph" style:parent-style-name="Standard">
      <style:paragraph-properties fo:line-height="100%" fo:text-align="end" style:justify-single-word="false"/>
      <style:text-properties style:font-name="Times New Roman" fo:font-size="12pt" officeooo:rsid="000ee785" officeooo:paragraph-rsid="000ee785" style:font-size-asian="11.4499998092651pt" style:font-size-complex="13.0500001907349pt"/>
    </style:style>
    <style:style style:name="P10" style:family="paragraph" style:parent-style-name="Standard">
      <style:paragraph-properties fo:line-height="200%" fo:text-align="center" style:justify-single-word="false"/>
      <style:text-properties style:font-name="Times New Roman" fo:font-size="12pt" officeooo:rsid="002c29f1" officeooo:paragraph-rsid="002c29f1" style:font-size-asian="11.4499998092651pt" style:font-size-complex="13.0500001907349pt"/>
    </style:style>
    <style:style style:name="P11" style:family="paragraph" style:parent-style-name="Standard">
      <style:paragraph-properties fo:line-height="200%" fo:text-align="start" style:justify-single-word="false"/>
      <style:text-properties style:font-name="Times New Roman" fo:font-size="12pt" officeooo:rsid="002d6258" officeooo:paragraph-rsid="00aa540f" style:font-size-asian="11.4499998092651pt" style:font-size-complex="13.0500001907349pt"/>
    </style:style>
    <style:style style:name="P12" style:family="paragraph" style:parent-style-name="Standard">
      <style:paragraph-properties fo:line-height="200%" fo:text-align="start" style:justify-single-word="false"/>
      <style:text-properties style:font-name="Times New Roman" fo:font-size="12pt" officeooo:paragraph-rsid="00c72039"/>
    </style:style>
    <style:style style:name="P13" style:family="paragraph" style:parent-style-name="Standard">
      <style:paragraph-properties fo:line-height="200%" fo:text-align="start" style:justify-single-word="false"/>
      <style:text-properties style:font-name="Times New Roman" fo:font-size="12pt" officeooo:rsid="00dfedfa" officeooo:paragraph-rsid="00dfedfa"/>
    </style:style>
    <style:style style:name="P14" style:family="paragraph" style:parent-style-name="Standard">
      <style:paragraph-properties fo:line-height="200%" fo:text-align="start" style:justify-single-word="false"/>
      <style:text-properties style:font-name="Times New Roman" fo:font-size="12pt" officeooo:rsid="00dfedfa" officeooo:paragraph-rsid="00f5946d"/>
    </style:style>
    <style:style style:name="P15" style:family="paragraph" style:parent-style-name="Standard" style:master-page-name="">
      <style:paragraph-properties fo:line-height="200%" fo:text-align="start" style:justify-single-word="false" fo:orphans="2" fo:widows="2" style:page-number="auto" fo:keep-with-next="always"/>
      <style:text-properties officeooo:paragraph-rsid="00bd77b9"/>
    </style:style>
    <style:style style:name="T1" style:family="text">
      <style:text-properties officeooo:rsid="001aba9c"/>
    </style:style>
    <style:style style:name="T2" style:family="text">
      <style:text-properties officeooo:rsid="0024a3f0"/>
    </style:style>
    <style:style style:name="T3" style:family="text">
      <style:text-properties style:text-underline-style="none"/>
    </style:style>
    <style:style style:name="T4" style:family="text">
      <style:text-properties style:text-underline-style="none" officeooo:rsid="003b2de4"/>
    </style:style>
    <style:style style:name="T5" style:family="text">
      <style:text-properties officeooo:rsid="002d6258"/>
    </style:style>
    <style:style style:name="T6" style:family="text">
      <style:text-properties fo:font-variant="normal" fo:text-transform="none" fo:color="#222222" fo:letter-spacing="normal" fo:font-style="normal" fo:font-weight="normal"/>
    </style:style>
    <style:style style:name="T7" style:family="text">
      <style:text-properties fo:font-variant="normal" fo:text-transform="none" fo:color="#222222" fo:letter-spacing="normal" fo:font-style="normal" fo:font-weight="normal" officeooo:rsid="00c72039"/>
    </style:style>
    <style:style style:name="T8" style:family="text">
      <style:text-properties fo:font-variant="normal" fo:text-transform="none" fo:color="#222222" fo:letter-spacing="normal" fo:font-style="normal" fo:font-weight="normal" officeooo:rsid="00c7cbe2"/>
    </style:style>
    <style:style style:name="T9" style:family="text">
      <style:text-properties fo:font-variant="normal" fo:text-transform="none" fo:color="#222222" fo:letter-spacing="normal" fo:font-style="normal" fo:font-weight="normal" officeooo:rsid="00cb7466"/>
    </style:style>
    <style:style style:name="T10" style:family="text">
      <style:text-properties fo:font-variant="normal" fo:text-transform="none" fo:color="#222222" fo:letter-spacing="normal" fo:font-style="normal" fo:font-weight="normal" officeooo:rsid="00cc935b"/>
    </style:style>
    <style:style style:name="T11" style:family="text">
      <style:text-properties fo:font-variant="normal" fo:text-transform="none" fo:color="#222222" fo:letter-spacing="normal" fo:font-style="normal" fo:font-weight="normal" officeooo:rsid="00cd3646"/>
    </style:style>
    <style:style style:name="T12" style:family="text">
      <style:text-properties fo:font-variant="normal" fo:text-transform="none" fo:color="#222222" fo:letter-spacing="normal" fo:font-style="normal" fo:font-weight="normal" officeooo:rsid="00ce8bb2"/>
    </style:style>
    <style:style style:name="T13" style:family="text">
      <style:text-properties fo:font-variant="normal" fo:text-transform="none" fo:color="#222222" fo:letter-spacing="normal" fo:font-style="normal" fo:font-weight="normal" officeooo:rsid="00cfd8e7"/>
    </style:style>
    <style:style style:name="T14" style:family="text">
      <style:text-properties fo:font-variant="normal" fo:text-transform="none" fo:color="#222222" fo:letter-spacing="normal" fo:font-style="normal" fo:font-weight="normal" officeooo:rsid="0084329c"/>
    </style:style>
    <style:style style:name="T15" style:family="text">
      <style:text-properties fo:font-variant="normal" fo:text-transform="none" fo:color="#222222" fo:letter-spacing="normal" fo:font-style="normal" fo:font-weight="normal" officeooo:rsid="007c6fee"/>
    </style:style>
    <style:style style:name="T16" style:family="text">
      <style:text-properties fo:font-variant="normal" fo:text-transform="none" fo:color="#222222" fo:letter-spacing="normal" fo:font-style="normal" fo:font-weight="normal" officeooo:rsid="007d6b8f"/>
    </style:style>
    <style:style style:name="T17" style:family="text">
      <style:text-properties fo:font-variant="normal" fo:text-transform="none" fo:color="#222222" fo:letter-spacing="normal" fo:font-style="normal" fo:font-weight="normal" officeooo:rsid="009684ce"/>
    </style:style>
    <style:style style:name="T18" style:family="text">
      <style:text-properties fo:font-variant="normal" fo:text-transform="none" fo:color="#222222" fo:letter-spacing="normal" fo:font-style="normal" fo:font-weight="normal" officeooo:rsid="00976dac"/>
    </style:style>
    <style:style style:name="T19" style:family="text">
      <style:text-properties fo:font-variant="normal" fo:text-transform="none" fo:color="#222222" fo:letter-spacing="normal" fo:font-style="normal" fo:font-weight="normal" officeooo:rsid="007f9fc4"/>
    </style:style>
    <style:style style:name="T20" style:family="text">
      <style:text-properties fo:font-variant="normal" fo:text-transform="none" fo:color="#222222" fo:letter-spacing="normal" fo:font-style="normal" fo:font-weight="normal" officeooo:rsid="0090acda"/>
    </style:style>
    <style:style style:name="T21" style:family="text">
      <style:text-properties fo:font-variant="normal" fo:text-transform="none" fo:color="#222222" fo:letter-spacing="normal" fo:font-style="normal" fo:font-weight="normal" officeooo:rsid="00806432"/>
    </style:style>
    <style:style style:name="T22" style:family="text">
      <style:text-properties fo:font-variant="normal" fo:text-transform="none" fo:color="#222222" fo:letter-spacing="normal" fo:font-style="normal" fo:font-weight="normal" officeooo:rsid="008139f1"/>
    </style:style>
    <style:style style:name="T23" style:family="text">
      <style:text-properties fo:font-variant="normal" fo:text-transform="none" fo:color="#222222" fo:letter-spacing="normal" fo:font-style="normal" fo:font-weight="normal" officeooo:rsid="0081edfb"/>
    </style:style>
    <style:style style:name="T24" style:family="text">
      <style:text-properties fo:font-variant="normal" fo:text-transform="none" fo:color="#222222" fo:letter-spacing="normal" fo:font-style="normal" fo:font-weight="normal" officeooo:rsid="0082671a"/>
    </style:style>
    <style:style style:name="T25" style:family="text">
      <style:text-properties fo:font-variant="normal" fo:text-transform="none" fo:color="#222222" fo:letter-spacing="normal" fo:font-style="normal" fo:font-weight="normal" officeooo:rsid="00d7b5eb"/>
    </style:style>
    <style:style style:name="T26" style:family="text">
      <style:text-properties fo:font-variant="normal" fo:text-transform="none" fo:color="#222222" fo:letter-spacing="normal" fo:font-style="normal" fo:font-weight="normal" officeooo:rsid="00d927b7"/>
    </style:style>
    <style:style style:name="T27" style:family="text">
      <style:text-properties fo:font-variant="normal" fo:text-transform="none" fo:color="#222222" fo:letter-spacing="normal" fo:font-style="normal" fo:font-weight="normal" officeooo:rsid="00d98182"/>
    </style:style>
    <style:style style:name="T28" style:family="text">
      <style:text-properties fo:font-variant="normal" fo:text-transform="none" fo:color="#222222" fo:letter-spacing="normal" fo:font-style="normal" fo:font-weight="normal" officeooo:rsid="00db4a0d"/>
    </style:style>
    <style:style style:name="T29" style:family="text">
      <style:text-properties fo:font-variant="normal" fo:text-transform="none" fo:color="#222222" fo:letter-spacing="normal" fo:font-style="normal" fo:font-weight="normal" officeooo:rsid="00dbf1af"/>
    </style:style>
    <style:style style:name="T30" style:family="text">
      <style:text-properties fo:font-variant="normal" fo:text-transform="none" fo:color="#222222" fo:letter-spacing="normal" fo:font-style="normal" fo:font-weight="normal" officeooo:rsid="00dceb07"/>
    </style:style>
    <style:style style:name="T31" style:family="text">
      <style:text-properties fo:font-variant="normal" fo:text-transform="none" fo:color="#222222" fo:letter-spacing="normal" fo:font-style="normal" fo:font-weight="normal" officeooo:rsid="00dedaae"/>
    </style:style>
    <style:style style:name="T32" style:family="text">
      <style:text-properties fo:font-variant="normal" fo:text-transform="none" fo:color="#222222" fo:letter-spacing="normal" fo:font-style="normal" fo:font-weight="normal" officeooo:rsid="00dff678"/>
    </style:style>
    <style:style style:name="T33" style:family="text">
      <style:text-properties fo:font-variant="normal" fo:text-transform="none" fo:color="#222222" fo:letter-spacing="normal" fo:font-style="normal" fo:font-weight="normal" officeooo:rsid="00e11ffc"/>
    </style:style>
    <style:style style:name="T34" style:family="text">
      <style:text-properties fo:font-variant="normal" fo:text-transform="none" fo:color="#222222" fo:letter-spacing="normal" fo:font-style="normal" fo:font-weight="normal" officeooo:rsid="00e24e03"/>
    </style:style>
    <style:style style:name="T35" style:family="text">
      <style:text-properties fo:font-variant="normal" fo:text-transform="none" fo:color="#222222" fo:letter-spacing="normal" fo:font-style="normal" fo:font-weight="normal" officeooo:rsid="00e3ecd7"/>
    </style:style>
    <style:style style:name="T36" style:family="text">
      <style:text-properties fo:font-variant="normal" fo:text-transform="none" fo:color="#222222" fo:letter-spacing="normal" fo:font-style="normal" fo:font-weight="normal" officeooo:rsid="00e48ede"/>
    </style:style>
    <style:style style:name="T37" style:family="text">
      <style:text-properties fo:font-variant="normal" fo:text-transform="none" fo:color="#222222" fo:letter-spacing="normal" fo:font-style="normal" fo:font-weight="normal" officeooo:rsid="00e49570"/>
    </style:style>
    <style:style style:name="T38" style:family="text">
      <style:text-properties fo:font-variant="normal" fo:text-transform="none" fo:color="#222222" fo:letter-spacing="normal" fo:font-style="normal" fo:font-weight="normal" officeooo:rsid="00e52196"/>
    </style:style>
    <style:style style:name="T39" style:family="text">
      <style:text-properties fo:font-variant="normal" fo:text-transform="none" fo:color="#222222" fo:letter-spacing="normal" fo:font-style="normal" fo:font-weight="normal" officeooo:rsid="00e97d9e"/>
    </style:style>
    <style:style style:name="T40" style:family="text">
      <style:text-properties fo:font-variant="normal" fo:text-transform="none" fo:color="#222222" fo:letter-spacing="normal" fo:font-style="normal" fo:font-weight="normal" officeooo:rsid="00eb738a"/>
    </style:style>
    <style:style style:name="T41" style:family="text">
      <style:text-properties fo:font-variant="normal" fo:text-transform="none" fo:color="#222222" fo:letter-spacing="normal" fo:font-style="normal" fo:font-weight="normal" officeooo:rsid="00ecdc41"/>
    </style:style>
    <style:style style:name="T42" style:family="text">
      <style:text-properties fo:font-variant="normal" fo:text-transform="none" fo:color="#222222" fo:letter-spacing="normal" fo:font-style="normal" fo:font-weight="normal" officeooo:rsid="00ed9aa9"/>
    </style:style>
    <style:style style:name="T43" style:family="text">
      <style:text-properties fo:font-variant="normal" fo:text-transform="none" fo:color="#222222" fo:letter-spacing="normal" fo:font-style="normal" fo:font-weight="normal" officeooo:rsid="00eecbd3"/>
    </style:style>
    <style:style style:name="T44" style:family="text">
      <style:text-properties fo:font-variant="normal" fo:text-transform="none" fo:color="#222222" fo:letter-spacing="normal" fo:font-style="normal" fo:font-weight="normal" officeooo:rsid="00f02522"/>
    </style:style>
    <style:style style:name="T45" style:family="text">
      <style:text-properties fo:font-variant="normal" fo:text-transform="none" fo:color="#222222" fo:letter-spacing="normal" fo:font-style="normal" fo:font-weight="normal" officeooo:rsid="00f07de0"/>
    </style:style>
    <style:style style:name="T46" style:family="text">
      <style:text-properties fo:font-variant="normal" fo:text-transform="none" fo:color="#222222" fo:letter-spacing="normal" fo:font-style="normal" fo:font-weight="normal" officeooo:rsid="00f0b145"/>
    </style:style>
    <style:style style:name="T47" style:family="text">
      <style:text-properties fo:font-variant="normal" fo:text-transform="none" fo:color="#222222" fo:letter-spacing="normal" fo:font-style="normal" fo:font-weight="normal" officeooo:rsid="00f1900e"/>
    </style:style>
    <style:style style:name="T48" style:family="text">
      <style:text-properties fo:font-variant="normal" fo:text-transform="none" fo:color="#222222" fo:letter-spacing="normal" fo:font-style="normal" fo:font-weight="normal" officeooo:rsid="00f28d1d"/>
    </style:style>
    <style:style style:name="T49" style:family="text">
      <style:text-properties fo:font-variant="normal" fo:text-transform="none" fo:color="#222222" fo:letter-spacing="normal" fo:font-style="normal" fo:font-weight="normal" officeooo:rsid="00f3b503"/>
    </style:style>
    <style:style style:name="T50" style:family="text">
      <style:text-properties fo:font-variant="normal" fo:text-transform="none" fo:color="#222222" fo:letter-spacing="normal" fo:font-style="normal" fo:font-weight="normal" officeooo:rsid="00f8094f"/>
    </style:style>
    <style:style style:name="T51" style:family="text">
      <style:text-properties fo:font-variant="normal" fo:text-transform="none" fo:color="#222222" fo:letter-spacing="normal" fo:font-style="normal" fo:font-weight="normal" officeooo:rsid="00f85ff3"/>
    </style:style>
    <style:style style:name="T52" style:family="text">
      <style:text-properties officeooo:rsid="000ee785" style:font-size-asian="11.4499998092651pt" style:font-size-complex="13.0500001907349pt"/>
    </style:style>
    <style:style style:name="T53" style:family="text">
      <style:text-properties officeooo:rsid="006602f0" style:font-size-asian="11.4499998092651pt" style:font-size-complex="13.0500001907349pt"/>
    </style:style>
    <style:style style:name="T54" style:family="text">
      <style:text-properties officeooo:rsid="007abc0d" style:font-size-asian="11.4499998092651pt" style:font-size-complex="13.0500001907349pt"/>
    </style:style>
    <style:style style:name="T55" style:family="text">
      <style:text-properties officeooo:rsid="007dff15" style:font-size-asian="11.4499998092651pt" style:font-size-complex="13.0500001907349pt"/>
    </style:style>
    <style:style style:name="T56" style:family="text">
      <style:text-properties officeooo:rsid="00bf9e0e" style:font-size-asian="11.4499998092651pt" style:font-size-complex="13.0500001907349pt"/>
    </style:style>
    <style:style style:name="T57" style:family="text">
      <style:text-properties officeooo:rsid="00c088aa" style:font-size-asian="11.4499998092651pt" style:font-size-complex="13.0500001907349pt"/>
    </style:style>
    <style:style style:name="T58" style:family="text">
      <style:text-properties officeooo:rsid="00c20b26" style:font-size-asian="11.4499998092651pt" style:font-size-complex="13.0500001907349pt"/>
    </style:style>
    <style:style style:name="T59" style:family="text">
      <style:text-properties officeooo:rsid="00c2469f" style:font-size-asian="11.4499998092651pt" style:font-size-complex="13.0500001907349pt"/>
    </style:style>
    <style:style style:name="T60" style:family="text">
      <style:text-properties officeooo:rsid="00c41bb9" style:font-size-asian="11.4499998092651pt" style:font-size-complex="13.0500001907349pt"/>
    </style:style>
    <style:style style:name="T61" style:family="text">
      <style:text-properties style:font-name="Times New Roman" fo:font-size="12pt" officeooo:rsid="000ee785" style:font-size-asian="11.4499998092651pt" style:font-size-complex="13.0500001907349pt"/>
    </style:style>
    <style:style style:name="T62" style:family="text">
      <style:text-properties style:font-name="Times New Roman" fo:font-size="12pt" officeooo:rsid="005039da" style:font-size-asian="11.4499998092651pt" style:font-size-complex="13.0500001907349pt"/>
    </style:style>
    <style:style style:name="T63" style:family="text">
      <style:text-properties style:font-name="Times New Roman" fo:font-size="12pt" officeooo:rsid="009ae436" style:font-size-asian="11.4499998092651pt" style:font-size-complex="13.0500001907349pt"/>
    </style:style>
    <style:style style:name="T64" style:family="text">
      <style:text-properties style:font-name="Times New Roman" fo:font-size="12pt" officeooo:rsid="009c1280" style:font-size-asian="11.4499998092651pt" style:font-size-complex="13.0500001907349pt"/>
    </style:style>
    <style:style style:name="T65" style:family="text">
      <style:text-properties style:font-name="Times New Roman" fo:font-size="12pt" officeooo:rsid="00afbf09" style:font-size-asian="11.4499998092651pt" style:font-size-complex="13.0500001907349pt"/>
    </style:style>
    <style:style style:name="T66" style:family="text">
      <style:text-properties style:font-name="Times New Roman" fo:font-size="12pt" officeooo:rsid="00b053d0" style:font-size-asian="11.4499998092651pt" style:font-size-complex="13.0500001907349pt"/>
    </style:style>
    <style:style style:name="T67" style:family="text">
      <style:text-properties style:font-name="Times New Roman" fo:font-size="12pt" officeooo:rsid="00b182a2" style:font-size-asian="11.4499998092651pt" style:font-size-complex="13.0500001907349pt"/>
    </style:style>
    <style:style style:name="T68" style:family="text">
      <style:text-properties style:font-name="Times New Roman" fo:font-size="12pt" officeooo:rsid="00b2d9ce" style:font-size-asian="11.4499998092651pt" style:font-size-complex="13.0500001907349pt"/>
    </style:style>
    <style:style style:name="T69" style:family="text">
      <style:text-properties style:font-name="Times New Roman" fo:font-size="12pt" officeooo:rsid="00b3a8eb" style:font-size-asian="11.4499998092651pt" style:font-size-complex="13.0500001907349pt"/>
    </style:style>
    <style:style style:name="T70" style:family="text">
      <style:text-properties style:font-name="Times New Roman" fo:font-size="12pt" officeooo:rsid="00b57d39" style:font-size-asian="11.4499998092651pt" style:font-size-complex="13.0500001907349pt"/>
    </style:style>
    <style:style style:name="T71" style:family="text">
      <style:text-properties style:font-name="Times New Roman" fo:font-size="12pt" officeooo:rsid="00b73ecf" style:font-size-asian="11.4499998092651pt" style:font-size-complex="13.0500001907349pt"/>
    </style:style>
    <style:style style:name="T72" style:family="text">
      <style:text-properties style:font-name="Times New Roman" fo:font-size="12pt" officeooo:rsid="00b81fe0" style:font-size-asian="11.4499998092651pt" style:font-size-complex="13.0500001907349pt"/>
    </style:style>
    <style:style style:name="T73" style:family="text">
      <style:text-properties style:font-name="Times New Roman" fo:font-size="12pt" officeooo:rsid="00b926bc" style:font-size-asian="11.4499998092651pt" style:font-size-complex="13.0500001907349pt"/>
    </style:style>
    <style:style style:name="T74" style:family="text">
      <style:text-properties style:font-name="Times New Roman" fo:font-size="12pt" officeooo:rsid="00b929f9" style:font-size-asian="11.4499998092651pt" style:font-size-complex="13.0500001907349pt"/>
    </style:style>
    <style:style style:name="T75" style:family="text">
      <style:text-properties style:font-name="Times New Roman" fo:font-size="12pt" officeooo:rsid="00ba4e85" style:font-size-asian="11.4499998092651pt" style:font-size-complex="13.0500001907349pt"/>
    </style:style>
    <style:style style:name="T76" style:family="text">
      <style:text-properties style:font-name="Times New Roman" fo:font-size="12pt" officeooo:rsid="00ba946d" style:font-size-asian="11.4499998092651pt" style:font-size-complex="13.0500001907349pt"/>
    </style:style>
    <style:style style:name="T77" style:family="text">
      <style:text-properties style:font-name="Times New Roman" fo:font-size="12pt" officeooo:rsid="00bc3ad5" style:font-size-asian="11.4499998092651pt" style:font-size-complex="13.050000190734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4"/>
      <text:p text:style-name="P4"/>
      <text:p text:style-name="P4"/>
      <text:p text:style-name="P10"><text:span text:style-name="T3">Software Development: </text:span><text:span text:style-name="T4">Major Innovation in Open Source</text:span></text:p>
      <text:p text:style-name="P4"/>
      <text:p text:style-name="P4"/>
      <text:p text:style-name="P4"/>
      <text:p text:style-name="P4"/>
      <text:p text:style-name="P4"/>
      <text:p text:style-name="P4"/>
      <text:p text:style-name="P4"/>
      <text:p text:style-name="P4"/>
      <text:p text:style-name="P4"/>
      <text:p text:style-name="P4"/>
      <text:p text:style-name="P9"/>
      <text:p text:style-name="P9">Jesse Evers</text:p>
      <text:p text:style-name="P9">25 November 2014</text:p>
      <text:p text:style-name="P9">Scott Mahar</text:p>
      <text:p text:style-name="P9">Honors US History</text:p>
      <text:p text:style-name="P5"><text:soft-page-break/><text:tab/><text:span text:style-name="T1">In September 1991, Linus Torvalds released the first official version of what was to become the most used software in the world: Linux v0.01 (Moody 43). He released it on a public server for anyone and everyone to download, use, and change. Now, twenty-three years later, Linux runs on millions of devices world-wide and provides the platform on which the Internet is built. Linux was built with an open source model. Open source development is software development in which the source code is available for anyone to do with as they please. This model for software development allows anyone to modify and improve the software, and makes for a larger and more diverse base of developers with a broader range of skillsets working on the project than with proprietary development. Proprietary development, the other major style of software development, is when a company or other organization develops a project and does not release the source code for consumption by the general public. Open source development with free access to information results in greater innovation than proprietary development does; this is demonstrated through the fact that much of the most influential and world-changing software and programs, such as Linux, Apache, and HTML, are open source and are the most broadly used programs in the world.</text:span></text:p>
      <text:p text:style-name="P6"><text:tab/><text:span text:style-name="T2">Innovation is a subjective term. For the purposes of this paper, innovation is defined as new technological products and processes, as well as changes to pre-existing technological products and processes, that fulfill a consumer need (Organisation). A product or process is innovative if it positively influences the world of technology.</text:span></text:p>
      <text:p text:style-name="P7"><text:tab/><text:span text:style-name="T5">Linux is a free, open source operating system. It was created by Linus Torvalds, starting in 1991. Torvalds began developing Linux as a hobby and first mentioned its creation on an online programmers' newsgroup (Moody 42). A friend of Torvalds' offered him space on a server – at a time when server space was valuable and difficult to obtain – in order to make Linux available for anyone to download (Moody 42). Torvalds accepted, and, to his surprise, people began downloading and improving his code. Within a year, hundreds of people had contributed to Linux's code. Today there are </text:span><text:soft-page-break/><text:span text:style-name="T5">an estimated 8,000 active Linux developers around the world (How). Linux would not have been possible in a proprietary development environment, because it would not have had such an enormous number of programmers developing it. As a result, it would have taken too long to be feasible for a corporate team of programmers to accomplish what was done in a few years by the open source community. Windows 7, an operating system developed in a proprietary environment, took about two years to develop with a team of approximately 920 developers, which is very large for a corporate team (Sinofsky), but less than an eighth of Linux's developer base. Linux has the fastest release schedule of any major modern operating system, with releases approximately every ten weeks (How). In contrast, a new version of Windows comes out every one and a half to two years (Microsoft). Providing source code for free to a community of volunteers sped up innovation, because talented programmers could build on the work of other talented programmers (Duval XI). </text:span></text:p>
      <text:p text:style-name="P11"><text:tab/>Linux's frequent releases allow for a system in which the latest advances in software development are implemented rapidly. Frequent releases make Linux innovative. A fast release schedule allows for quicker correction of errors in software code, resulting in a better written and better working operating system which is speedily updated to the latest standards. Frequent releases also improve security. Ben Laurie, the founding director of The Apache Software Foundation, said, “I believe that by any measure, open source is ahead of closed source [in fixing security issues]” (DiBona 68). </text:p>
      <text:p text:style-name="P8"><text:span text:style-name="T5"><text:tab/>Linux is also innovative in that it can be made to work on almost any system. Different systems have different architectures, meaning that their hardware is designed differently and therefore has to be treated differently by the overlying software in order to work correctly. Linux has been made to work on more platforms than any other operating system (How). Android, the most popular operating system for smartphones, with 84.7% of the worldwide mobile operating system market share, is a version of Linux (International). Linux also runs on 95% of the world's supercomputers, which require </text:span><text:soft-page-break/><text:span text:style-name="T5">customized operating systems in order to run properly (How). This type of customization is impossible with proprietary operating systems. Linux demonstrates multiple types of innovations that are enabled by an open source development model – portability, secure design, and a speedy release schedule. </text:span></text:p>
      <text:p text:style-name="P2"><text:span text:style-name="T61"><text:tab/></text:span><text:span text:style-name="T65">Another example of innovative open source development is Apache </text:span><text:span text:style-name="T66">–</text:span><text:span text:style-name="T65"> </text:span><text:span text:style-name="T62">the most </text:span><text:span text:style-name="T66">widely </text:span><text:span text:style-name="T62">used web server in the world. A web server is a program that sends web pages and other online files to users to be displayed on their screen</text:span><text:span text:style-name="T67">s</text:span><text:span text:style-name="T62">. Apache was </text:span><text:span text:style-name="T68">initially </text:span><text:span text:style-name="T62">developed, and continues to be developed, with an open source model. </text:span><text:span text:style-name="T69">It</text:span><text:span text:style-name="T62"> has dominated the web server market almost since its creation. At the time of this writing, Apache power</text:span><text:span text:style-name="T70">s</text:span><text:span text:style-name="T62"> 51% of the active web sites (</text:span><text:span text:style-name="T63">i.e.,</text:span><text:span text:style-name="T62"> sites that receive regular traffic) on the </text:span><text:span text:style-name="T64">I</text:span><text:span text:style-name="T62">nternet, 36 percentage points higher than the web server that powers the next highest percentage of active web sites: nginx (intentionally not capitalized; pronounced “EN-jin EX”) (November). </text:span><text:span text:style-name="T70">Moreover, n</text:span><text:span text:style-name="T62">ginx is also open source, powering 15% of the Internet's active web sites (November). </text:span><text:span text:style-name="T71">Thus, o</text:span><text:span text:style-name="T62">pen source powers at least 66% of the active web sites on the Internet, when only taking into account Apache and nginx and ignoring lower</text:span><text:span text:style-name="T72">-</text:span><text:span text:style-name="T62">profile open source web servers. Apache also powers 50% of the million busiest </text:span><text:span text:style-name="T73">web </text:span><text:span text:style-name="T62">sites (</text:span><text:span text:style-name="T73">i.e., </text:span><text:span text:style-name="T62">sites that receive the most visitors), with nginx powering the next 20% (November). That means that 70% of the web sites that a </text:span><text:span text:style-name="T74">typical</text:span><text:span text:style-name="T62"> Internet user visits are powered with open source technology. Apache is also incredibly secure, in no small part due to its open source development model. As previously mentioned, Ben Laurie said, “Open source is ahead of closed source [in fixing security issues]” (DiBona 68). Because of its secure nature, Apache </text:span><text:span text:style-name="T75">is utilized to </text:span><text:span text:style-name="T62">protect more financial transactions than any other piece of software in the world (DiBona 69). According to Glen Moody, an expert user of Linux systems and a Linux historian, “Apache played a crucial role in preparing the ground for later and continuing success of </text:span><text:span text:style-name="T75">GNU/</text:span><text:span text:style-name="T62">Linux” – </text:span><text:span text:style-name="T75">a suite of open source application </text:span><text:span text:style-name="T76">programs</text:span><text:span text:style-name="T62"> (Moody 130). This is because Apache made it possible for anyone to host web pages, which in turn allowed many people to display GNU/Linux-related content on the Web.</text:span></text:p>
      <text:p text:style-name="P15"><text:soft-page-break/><text:span text:style-name="T62"><text:s/>Apache is innovative in that it creates a platform for all Internet activity, which is </text:span><text:span text:style-name="T77">essential for the functioning of the modern world</text:span><text:span text:style-name="T62">. </text:span></text:p>
      <text:p text:style-name="P12"><text:span text:style-name="T52"><text:tab/></text:span><text:span text:style-name="T56">A third example of innovative open source development, </text:span><text:span text:style-name="T53">HyperText Markup Language (HTML) is the programming language </text:span><text:span text:style-name="T57">on </text:span><text:span text:style-name="T53">which every web page is based. It creates a standard </text:span><text:span text:style-name="T58">from </text:span><text:span text:style-name="T53">which everybody can develop web pages. HTML was invented by Tim Berners-Lee, and, to </text:span><text:span text:style-name="T59">a lesser </text:span><text:span text:style-name="T53">extent, Robert Cailliau. </text:span><text:span text:style-name="T60">After Berners-Lee and Cailliau developed an initial version of HTML, t</text:span><text:span text:style-name="T53">he open source community </text:span><text:span text:style-name="T60">offered to help them develop it further</text:span><text:span text:style-name="T53">, </text:span><text:span text:style-name="T60">leading to a successful collaboration</text:span><text:span text:style-name="T53">. Tim O'Reilly, the founder of O'Reilly Media Group, which publishes software-related books and helps fight legal battles related to open source software, said, “though no one thinks of HTML as an open source technology, its openness was absolutely key to the explosive spread of the Web” (DiBona 267). O'Reilly </text:span><text:span text:style-name="T55">implies</text:span><text:span text:style-name="T53"> that without HTML being open source, the Internet would not have become what it is today, because it would not have had a platform on which to grow. </text:span></text:p>
      <text:p text:style-name="P12"><text:span text:style-name="T53"><text:tab/>Rajiv Gupta, the general manager of a project called e-speak, directed by Hewlett Packard, was interviewed about e-speak in light of the news that it was transitioning to an open source model. Gupta said, “</text:span><text:span text:style-name="T54">[People will]</text:span><text:span text:style-name="T6"> learn that a proprietary approach just can’t compete with the growing number of open-source programmers. No one company has the creative bandwidth to match the larger community of software developers” </text:span><text:span text:style-name="T15">(Landry). </text:span><text:span text:style-name="T10">It is a testament to the innovative power of open source development that </text:span><text:span text:style-name="T16">the manager of a large project </text:span><text:span text:style-name="T7">overseen </text:span><text:span text:style-name="T17">by </text:span><text:span text:style-name="T16">a huge corpora</text:span><text:span text:style-name="T18">tion </text:span><text:span text:style-name="T10">that has historically used a proprietary development model,</text:span><text:span text:style-name="T16"> </text:span><text:span text:style-name="T8">assert</text:span><text:span text:style-name="T11">s </text:span><text:span text:style-name="T12">that open source development is superior</text:span><text:span text:style-name="T19">. </text:span><text:span text:style-name="T20">Gupta's</text:span><text:span text:style-name="T21"> stance is that the enormous developer base that </text:span><text:span text:style-name="T13">accompanies </text:span><text:span text:style-name="T21">open source development cannot be rivaled by a corporate development team, simply because of the sheer volume of </text:span><text:span text:style-name="T13">contributing </text:span><text:span text:style-name="T21">open source developers. </text:span><text:span text:style-name="T22">HTML is innovative in that it is virtually the sole medium for building web pages, and so supports a massive percentage of the </text:span><text:span text:style-name="T23">pages on the Internet </text:span><text:span text:style-name="T24">(</text:span><text:span text:style-name="T9">November</text:span><text:span text:style-name="T24">)</text:span><text:span text:style-name="T23">. </text:span><text:span text:style-name="T14">HTML has no proprietary competitor with a chance of overtaking it.</text:span></text:p>
      <text:p text:style-name="P12"><text:soft-page-break/><text:span text:style-name="T14"><text:tab/></text:span><text:span text:style-name="T25">While open source development </text:span><text:span text:style-name="T26">results in greater innovation, the lack of a formal budget constrains open source products in ways that proprietary products are not constrained. </text:span><text:span text:style-name="T46">Because they are free</text:span><text:span text:style-name="T27">, open source projects have no money with which to promote their product(s). </text:span><text:span text:style-name="T28">On the other hand, </text:span><text:span text:style-name="T45">large</text:span><text:span text:style-name="T28"> companies such as Microsoft and Apple are able to pay for </text:span><text:span text:style-name="T50">extensive</text:span><text:span text:style-name="T28"> advertising </text:span><text:span text:style-name="T50">schemes</text:span><text:span text:style-name="T28">. In 2012, Microsoft spent $1.6 billion on advertising, which was only 2.2% of its sales for the year </text:span><text:span text:style-name="T30">(Who)</text:span><text:span text:style-name="T28">. </text:span><text:span text:style-name="T29">Likewise, in 2012, </text:span><text:span text:style-name="T30">Apple spent </text:span><text:span text:style-name="T29">$933 million </text:span><text:span text:style-name="T30">on advertising, less than 1% of its sales (Who)</text:span><text:span text:style-name="T29">. </text:span><text:span text:style-name="T30">A competitor to both Microsoft and Apple, Linux </text:span><text:span text:style-name="T31">does not generate any revenue, and so cannot afford advertising. It is difficult for a product that is not advertised to compete with a product which receives millions or billions of dollars annually for advertising purposes, regardless of which product is superior.</text:span></text:p>
      <text:p text:style-name="P13"><text:span text:style-name="T31"><text:tab/></text:span><text:span text:style-name="T6">Another factor that </text:span><text:span text:style-name="T46">makes it difficult</text:span><text:span text:style-name="T6"> for open source software </text:span><text:span text:style-name="T46">to compete </text:span><text:span text:style-name="T6">against proprietary software is that proprietary software got there first. </text:span><text:span text:style-name="T33">System 1, the first version of Mac OS designed by Apple, came out in 1984 </text:span><text:span text:style-name="T37">(Yocom)</text:span><text:span text:style-name="T33">. </text:span><text:span text:style-name="T32">The first version of Windows which experience</text:span><text:span text:style-name="T33">d</text:span><text:span text:style-name="T32"> major success was Windows 2, which was released in 1987 </text:span><text:span text:style-name="T35">(Microsoft)</text:span><text:span text:style-name="T32">. </text:span><text:span text:style-name="T34">The first full release of Linux was in 1994, giving Apple and Windows a ten year and </text:span><text:span text:style-name="T51">a </text:span><text:span text:style-name="T34">seven year head start respectively </text:span><text:span text:style-name="T36">(Moody 85)</text:span><text:span text:style-name="T34">. People like to use what they are used to, and so were likely to stick to using Mac OS and Windows simply because it was what they were accustomed to using, not because Mac OS or Windows was better </text:span><text:span text:style-name="T38">or more innovative </text:span><text:span text:style-name="T34">than Linux.</text:span></text:p>
      <text:p text:style-name="P14"><text:span text:style-name="T34"><text:tab/></text:span><text:span text:style-name="T43">Linux, Apache, and HTML are all examples of open source innovation</text:span><text:span text:style-name="T44">s that dominate the</text:span><text:span text:style-name="T47">ir respective</text:span><text:span text:style-name="T44"> market</text:span><text:span text:style-name="T47">s </text:span><text:span text:style-name="T48">and represent substantial innovation </text:span><text:span text:style-name="T49">within their product categories</text:span><text:span text:style-name="T44">. </text:span><text:span text:style-name="T40">While proprietary development still controls a large part of the technological market </text:span><text:span text:style-name="T41">through advertisement – and because </text:span><text:span text:style-name="T42">many proprietary products </text:span><text:span text:style-name="T41">came before open source products –</text:span><text:span text:style-name="T40"> </text:span><text:span text:style-name="T41">o</text:span><text:span text:style-name="T39">pen source development results in greater innovation than proprietary development due to its secure nature, speedy releases, and </text:span><text:span text:style-name="T46">large </text:span><text:span text:style-name="T39">creative bandwidth.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argi-1.2b1" svg:font-family="Gargi-1.2b"/>
    <style:font-face style:name="Arial1" svg:font-family="Arial" style:font-family-generic="swiss"/>
    <style:font-face style:name="Open Sans" svg:font-family="'Open Sans'" style:font-family-generic="swiss"/>
    <style:font-face style:name="Times New Roman" svg:font-family="'Times New Roman'" style:font-family-generic="roman" style:font-pitch="variable"/>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ource Han Sans Normal" style:font-family-asian="'Source Han Sans Normal'"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1" fo:font-family="Arial" style:font-family-generic="swiss" fo:font-size="12pt" style:font-size-asian="12pt" style:font-name-complex="Gargi-1.2b1" style:font-family-complex="Gargi-1.2b"/>
    </style:style>
    <style:style style:name="Caption" style:family="paragraph" style:parent-style-name="Standard" style:class="extra">
      <style:paragraph-properties fo:margin-top="0.0835in" fo:margin-bottom="0.0835in" loext:contextual-spacing="false" text:number-lines="false" text:line-number="0"/>
      <style:text-properties style:font-name="Arial1" fo:font-family="Arial" style:font-family-generic="swis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fo:font-size="12pt" style:font-size-asian="12pt" style:font-name-complex="Gargi-1.2b1" style:font-family-complex="Gargi-1.2b"/>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officeooo:rsid="00641434" officeooo:paragraph-rsid="00641434"/>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first>
        <text:p text:style-name="Header_20_left"/>
      </style:head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8T18:28:05.581635643</meta:creation-date>
    <meta:generator>LibreOffice/4.3.4.1$Linux_X86_64 LibreOffice_project/430m0$Build-1</meta:generator>
    <dc:date>2014-11-24T22:15:03.579175598</dc:date>
    <meta:editing-duration>P5DT7H46M30S</meta:editing-duration>
    <meta:editing-cycles>230</meta:editing-cycles>
    <meta:document-statistic meta:table-count="0" meta:image-count="0" meta:object-count="0" meta:page-count="6" meta:paragraph-count="17" meta:word-count="1793" meta:character-count="11206" meta:non-whitespace-character-count="9405"/>
  </office:meta>
</office:document-meta>
</file>